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P14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15" style:family="paragraph" style:parent-style-name="Standard">
      <style:text-properties fo:font-style="normal" officeooo:rsid="000c0f39" officeooo:paragraph-rsid="000c0f39" style:font-style-asian="normal" style:font-style-complex="normal"/>
    </style:style>
    <style:style style:name="P16" style:family="paragraph" style:parent-style-name="Standard">
      <style:text-properties fo:font-style="normal" officeooo:rsid="00132840" officeooo:paragraph-rsid="00132840" style:font-style-asian="normal" style:font-style-complex="normal"/>
    </style:style>
    <style:style style:name="P17" style:family="paragraph" style:parent-style-name="Standard">
      <style:text-properties fo:font-style="normal" officeooo:rsid="001337cc" officeooo:paragraph-rsid="001337cc" style:font-style-asian="normal" style:font-style-complex="normal"/>
    </style:style>
    <style:style style:name="P18" style:family="paragraph" style:parent-style-name="Standard">
      <style:text-properties fo:font-style="normal" officeooo:rsid="001398b5" officeooo:paragraph-rsid="001398b5" style:font-style-asian="normal" style:font-style-complex="normal"/>
    </style:style>
    <style:style style:name="P19" style:family="paragraph" style:parent-style-name="Standard">
      <style:text-properties fo:font-style="normal" officeooo:rsid="001978ca" officeooo:paragraph-rsid="001978ca" style:font-style-asian="normal" style:font-style-complex="normal"/>
    </style:style>
    <style:style style:name="P20" style:family="paragraph" style:parent-style-name="Standard">
      <style:text-properties fo:font-style="normal" officeooo:rsid="0019a094" officeooo:paragraph-rsid="0019a094" style:font-style-asian="normal" style:font-style-complex="normal"/>
    </style:style>
    <style:style style:name="P21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22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23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24" style:family="paragraph" style:parent-style-name="Standard">
      <style:text-properties fo:language="es" fo:country="AR" fo:font-style="normal" officeooo:rsid="00132840" officeooo:paragraph-rsid="00132840" style:font-style-asian="normal" style:font-style-complex="normal"/>
    </style:style>
    <style:style style:name="P25" style:family="paragraph" style:parent-style-name="Standard">
      <style:text-properties fo:language="es" fo:country="AR" fo:font-style="normal" officeooo:rsid="001337cc" officeooo:paragraph-rsid="001337cc" style:font-style-asian="normal" style:font-style-complex="normal"/>
    </style:style>
    <style:style style:name="P26" style:family="paragraph" style:parent-style-name="Standard">
      <style:text-properties fo:language="es" fo:country="AR" fo:font-style="normal" officeooo:rsid="001398b5" officeooo:paragraph-rsid="001398b5" style:font-style-asian="normal" style:font-style-complex="normal"/>
    </style:style>
    <style:style style:name="P27" style:family="paragraph" style:parent-style-name="Standard">
      <style:text-properties fo:language="es" fo:country="AR" fo:font-style="normal" officeooo:rsid="0015788b" officeooo:paragraph-rsid="0015788b" style:font-style-asian="normal" style:font-style-complex="normal"/>
    </style:style>
    <style:style style:name="P28" style:family="paragraph" style:parent-style-name="Standard">
      <style:text-properties fo:language="es" fo:country="AR" fo:font-style="normal" officeooo:rsid="0015788b" officeooo:paragraph-rsid="00172035" style:font-style-asian="normal" style:font-style-complex="normal"/>
    </style:style>
    <style:style style:name="P29" style:family="paragraph" style:parent-style-name="Standard">
      <style:text-properties fo:language="es" fo:country="AR" fo:font-style="normal" officeooo:rsid="0015788b" officeooo:paragraph-rsid="0017a948" style:font-style-asian="normal" style:font-style-complex="normal"/>
    </style:style>
    <style:style style:name="P30" style:family="paragraph" style:parent-style-name="Standard">
      <style:text-properties fo:language="es" fo:country="AR" fo:font-style="normal" officeooo:rsid="00172035" officeooo:paragraph-rsid="00172035" style:font-style-asian="normal" style:font-style-complex="normal"/>
    </style:style>
    <style:style style:name="P31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2" style:family="paragraph" style:parent-style-name="Standard">
      <style:text-properties fo:language="es" fo:country="AR" fo:font-style="normal" officeooo:rsid="001a3c98" officeooo:paragraph-rsid="001a3c98" style:font-style-asian="normal" style:font-style-complex="normal"/>
    </style:style>
    <style:style style:name="P33" style:family="paragraph" style:parent-style-name="Standard">
      <style:text-properties fo:language="es" fo:country="AR" fo:font-style="normal" officeooo:rsid="001befa6" officeooo:paragraph-rsid="001befa6" style:font-style-asian="normal" style:font-style-complex="normal"/>
    </style:style>
    <style:style style:name="P34" style:family="paragraph" style:parent-style-name="Standard">
      <style:text-properties fo:language="es" fo:country="AR" fo:font-style="normal" officeooo:rsid="001befa6" officeooo:paragraph-rsid="0027ecc0" style:font-style-asian="normal" style:font-style-complex="normal"/>
    </style:style>
    <style:style style:name="P35" style:family="paragraph" style:parent-style-name="Standard">
      <style:text-properties fo:language="es" fo:country="AR" fo:font-style="normal" officeooo:rsid="001c0079" officeooo:paragraph-rsid="001c0079" style:font-style-asian="normal" style:font-style-complex="normal"/>
    </style:style>
    <style:style style:name="P36" style:family="paragraph" style:parent-style-name="Standard">
      <style:text-properties fo:language="es" fo:country="AR" fo:font-style="normal" officeooo:rsid="001c0079" officeooo:paragraph-rsid="001c5cc3" style:font-style-asian="normal" style:font-style-complex="normal"/>
    </style:style>
    <style:style style:name="P37" style:family="paragraph" style:parent-style-name="Standard">
      <style:text-properties fo:language="es" fo:country="AR" fo:font-style="normal" officeooo:rsid="001c5cc3" officeooo:paragraph-rsid="001c5cc3" style:font-style-asian="normal" style:font-style-complex="normal"/>
    </style:style>
    <style:style style:name="P38" style:family="paragraph" style:parent-style-name="Standard">
      <style:text-properties fo:language="es" fo:country="AR" fo:font-style="normal" officeooo:rsid="001c5cc3" officeooo:paragraph-rsid="001d02e7" style:font-style-asian="normal" style:font-style-complex="normal"/>
    </style:style>
    <style:style style:name="P39" style:family="paragraph" style:parent-style-name="Standard">
      <style:text-properties fo:language="es" fo:country="AR" fo:font-style="normal" officeooo:rsid="001eccf1" officeooo:paragraph-rsid="001eccf1" style:font-style-asian="normal" style:font-style-complex="normal"/>
    </style:style>
    <style:style style:name="P40" style:family="paragraph" style:parent-style-name="Standard">
      <style:text-properties fo:language="es" fo:country="AR" fo:font-style="normal" officeooo:rsid="001f621c" officeooo:paragraph-rsid="001f621c" style:font-style-asian="normal" style:font-style-complex="normal"/>
    </style:style>
    <style:style style:name="P41" style:family="paragraph" style:parent-style-name="Standard">
      <style:text-properties fo:language="es" fo:country="AR" fo:font-style="normal" officeooo:rsid="00208a27" officeooo:paragraph-rsid="00208a27" style:font-style-asian="normal" style:font-style-complex="normal"/>
    </style:style>
    <style:style style:name="P42" style:family="paragraph" style:parent-style-name="Standard">
      <style:text-properties fo:language="es" fo:country="AR" fo:font-style="normal" officeooo:rsid="0022669d" officeooo:paragraph-rsid="0022669d" style:font-style-asian="normal" style:font-style-complex="normal"/>
    </style:style>
    <style:style style:name="P43" style:family="paragraph" style:parent-style-name="Standard">
      <style:text-properties fo:language="es" fo:country="AR" fo:font-style="normal" officeooo:rsid="002281d4" officeooo:paragraph-rsid="002281d4" style:font-style-asian="normal" style:font-style-complex="normal"/>
    </style:style>
    <style:style style:name="P44" style:family="paragraph" style:parent-style-name="Standard">
      <style:text-properties fo:language="es" fo:country="AR" officeooo:rsid="0027ecc0" officeooo:paragraph-rsid="0027ecc0"/>
    </style:style>
    <style:style style:name="P45" style:family="paragraph" style:parent-style-name="Standard">
      <style:text-properties officeooo:paragraph-rsid="00132840"/>
    </style:style>
    <style:style style:name="P46" style:family="paragraph" style:parent-style-name="Standard">
      <style:text-properties style:font-name="Liberation Serif" fo:language="es" fo:country="AR" fo:font-style="normal" fo:font-weight="normal" officeooo:rsid="0015788b" officeooo:paragraph-rsid="0015788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P49" style:family="paragraph" style:parent-style-name="Standard">
      <style:text-properties fo:language="es" fo:country="AR" fo:font-style="normal" officeooo:rsid="001c0079" officeooo:paragraph-rsid="001c0079" style:font-style-asian="normal" style:font-style-complex="normal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3" style:font-size-asian="8pt" style:font-name-complex="Arial3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3" style:font-size-asian="8pt" style:font-name-complex="Arial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2035" style:font-style-asian="italic" style:font-style-complex="italic"/>
    </style:style>
    <style:style style:name="T7" style:family="text">
      <style:text-properties officeooo:rsid="0008b9ae"/>
    </style:style>
    <style:style style:name="T8" style:family="text">
      <style:text-properties officeooo:rsid="000a52fd"/>
    </style:style>
    <style:style style:name="T9" style:family="text">
      <style:text-properties officeooo:rsid="000b77cf"/>
    </style:style>
    <style:style style:name="T10" style:family="text">
      <style:text-properties officeooo:rsid="000ba8d3"/>
    </style:style>
    <style:style style:name="T11" style:family="text">
      <style:text-properties officeooo:rsid="000c0f39"/>
    </style:style>
    <style:style style:name="T12" style:family="text">
      <style:text-properties fo:language="es" fo:country="AR"/>
    </style:style>
    <style:style style:name="T13" style:family="text">
      <style:text-properties fo:language="es" fo:country="AR" officeooo:rsid="000cfb7e"/>
    </style:style>
    <style:style style:name="T14" style:family="text">
      <style:text-properties fo:language="es" fo:country="AR" fo:font-style="normal" officeooo:rsid="00132840" style:font-style-asian="normal" style:font-style-complex="normal"/>
    </style:style>
    <style:style style:name="T15" style:family="text">
      <style:text-properties fo:language="es" fo:country="AR" officeooo:rsid="001337cc"/>
    </style:style>
    <style:style style:name="T16" style:family="text">
      <style:text-properties fo:language="es" fo:country="AR" officeooo:rsid="0027ecc0"/>
    </style:style>
    <style:style style:name="T17" style:family="text">
      <style:text-properties fo:language="en" fo:country="US"/>
    </style:style>
    <style:style style:name="T18" style:family="text">
      <style:text-properties officeooo:rsid="000f67bb"/>
    </style:style>
    <style:style style:name="T19" style:family="text">
      <style:text-properties officeooo:rsid="000ff7d4"/>
    </style:style>
    <style:style style:name="T20" style:family="text">
      <style:text-properties officeooo:rsid="00132840"/>
    </style:style>
    <style:style style:name="T21" style:family="text">
      <style:text-properties style:font-name="Arial2" fo:font-weight="normal" style:font-weight-asian="normal" style:font-weight-complex="normal"/>
    </style:style>
    <style:style style:name="T22" style:family="text">
      <style:text-properties officeooo:rsid="00172035"/>
    </style:style>
    <style:style style:name="T23" style:family="text">
      <style:text-properties officeooo:rsid="001c0079"/>
    </style:style>
    <style:style style:name="T24" style:family="text">
      <style:text-properties officeooo:rsid="001c5cc3"/>
    </style:style>
    <style:style style:name="T25" style:family="text">
      <style:text-properties officeooo:rsid="001d02e7"/>
    </style:style>
    <style:style style:name="T26" style:family="text">
      <style:text-properties officeooo:rsid="0022669d"/>
    </style:style>
    <style:style style:name="T27" style:family="text">
      <style:text-properties officeooo:rsid="002281d4"/>
    </style:style>
    <style:style style:name="T28" style:family="text">
      <style:text-properties officeooo:rsid="00238975"/>
    </style:style>
    <style:style style:name="T29" style:family="text">
      <style:text-properties officeooo:rsid="00260c9d"/>
    </style:style>
    <style:style style:name="T30" style:family="text">
      <style:text-properties officeooo:rsid="0027795c"/>
    </style:style>
    <style:style style:name="T31" style:family="text">
      <style:text-properties officeooo:rsid="0027ecc0"/>
    </style:style>
    <style:style style:name="T32" style:family="text">
      <style:text-properties officeooo:rsid="0027f5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47" loext:marker-style-name="T3"><text:span text:style-name="T3"/></text:p>
      <text:p text:style-name="P48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44">MISCELLANEOUS (Doesn’t count as any armor type)</text:p>
      <text:p text:style-name="P44"/>
      <text:p text:style-name="P44">Crown of Horns (Head): Infernal spell rating +2, 25% fire resistance, Become Cursed at the start of combat. Your Infernal spells deal 40% extra damage while cursed</text:p>
      <text:p text:style-name="P44"/>
      <text:p text:style-name="P44">The Mirror Mask (Head): Eldritch spell rating +2, +4 thorns, Casting an eldritch spell transfers afflictions from you onto the enemy</text:p>
      <text:p text:style-name="P3"/>
      <text:p text:style-name="P3">CLOTHING</text:p>
      <text:p text:style-name="P3"/>
      <text:p text:style-name="P4">Hood of Penitence (Hood): <text:span text:style-name="T26">Divine</text:span>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</text:span><text:span text:style-name="T29">15</text:span><text:span text:style-name="T1">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<text:span text:style-name="T28">1</text:span> to random spell <text:span text:style-name="T28">type</text:span> rating (generated on drop), +1 to random spell type rating (generated on drop), -10% damage for spells of differen<text:span text:style-name="T28">t</text:span>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<text:soft-page-break/>Death’s Visage (<text:span text:style-name="T7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/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26">1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<text:span text:style-name="T28">taken</text:span> while on low life, <text:span text:style-name="T8">Resting is </text:span><text:span text:style-name="T9">25</text:span><text:span text:style-name="T8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<text:span text:style-name="T26">nature</text:span>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10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<text:span text:style-name="T16">tion</text:span>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><text:soft-page-break/></text:p>
      <text:p text:style-name="P8"/>
      <text:p text:style-name="P8">Purifying Caress (Bronze wristbands): +<text:span text:style-name="T11">4%</text:span> to <text:span text:style-name="T11">crit chance</text:span>, <text:span text:style-name="T11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14"/>
      <text:p text:style-name="P19">HEAVY ARMOR</text:p>
      <text:p text:style-name="P19"/>
      <text:p text:style-name="P19">Steel Skull (Steel Helmet): <text:s/>20% affliction avoidance, Cannot be stunned, You cannot lose more than 10% of your maximum endurance per instance of damage</text:p>
      <text:p text:style-name="P19"/>
      <text:p text:style-name="P19">Dread Plate (Steel Cuirass): +20 max endurance, +4 thorns, 33% chance to curse attackers</text:p>
      <text:p text:style-name="P19"/>
      <text:p text:style-name="P19">Colossuss’s Stern Hand (Steel Gauntlets): +2 Maximum damage, +20% crit damage, 50% increased magnitude of modifiers if wielding 2-handed weapon</text:p>
      <text:p text:style-name="P14"/>
      <text:p text:style-name="P19">Frontal Assault (Steel Sabatons): +6% dodge, crits deal 33% reduced extra damage, Your dodge chance is converted to damage reduction at 50% of its value</text:p>
      <text:p text:style-name="P19"/>
      <text:p text:style-name="P19">The Keep (Greathelm): +3 armor, 15% reduced damage taken while under 50% endurance, Enemies that crit you are neutralized</text:p>
      <text:p text:style-name="P19"/>
      <text:p text:style-name="P20">Sacred Oath (Platemail): +25% healing received, +1 to divine spell rating, You take 1% reduced damage per active ritual on you</text:p>
      <text:p text:style-name="P19"/>
      <text:p text:style-name="P20">Mark of the Fearless (Plate Vambraces): +4% block chance, 5 endurance recovered on block, You can block while not wielding a shield</text:p>
      <text:p text:style-name="P19"/>
      <text:p text:style-name="P20">March of the Legion (Plate Greaves): +15 Max Endurance, + 2 to armor, Whenever an enemy hits you, gain 5 initiative</text:p>
      <text:p text:style-name="P19"/>
      <text:p text:style-name="P14">AXE WEAPONS</text:p>
      <text:p text:style-name="P14"/>
      <text:p text:style-name="P14">Grimscourge (Hatchet): +3 armor pen, +2 max damage, Hitting for max damage Curses the enemy</text:p>
      <text:p text:style-name="P14"/>
      <text:p text:style-name="P14"/>
      <text:p text:style-name="P14">Headsman’s Companion (War Axe): +10% accuracy, 3% of Endurance recovered on kill, Deals 20% extra damage to enemies below 50% endurance</text:p>
      <text:p text:style-name="P9"><text:span text:style-name="T5"/></text:p>
      <text:p text:style-name="P15"/>
      <text:p text:style-name="P14">Vanguard (Poleaxe): +8 Initiative, +10% chance to parry, Deals an extra 20% of damage in the first turn of combat, decaying by 5% each turn</text:p>
      <text:p text:style-name="P9"><text:span text:style-name="T5"/></text:p>
      <text:p text:style-name="P9"><text:span text:style-name="T5"/></text:p>
      <text:p text:style-name="P14">Butcher’s Cleaver (Cleaver): 30% chance to bleed for 25% of damage, 5% satiety recovered on kill, Deals an extra +3 damage to bleeding enemies</text:p>
      <text:p text:style-name="P14"/>
      <text:p text:style-name="P14"/>
      <text:p text:style-name="P14"><text:soft-page-break/>Ribcage Opener (Boarding Axe): Armor pen +3, crit chance +3%, 100% increased magnitude of modifiers against creatures at full endurance</text:p>
      <text:p text:style-name="P14"/>
      <text:p text:style-name="P14"/>
      <text:p text:style-name="P16">Demongrip (Great Axe): 25% of damage added as fire, +40% crit chance, Crits only deal 25% extra damage</text:p>
      <text:p text:style-name="P14"/>
      <text:p text:style-name="P14"/>
      <text:p text:style-name="P9"><text:span text:style-name="T5"/></text:p>
      <text:p text:style-name="P11">BLADE WEAPONS</text:p>
      <text:p text:style-name="P11"/>
      <text:p text:style-name="P11">Viperfang (Dagger): Chance to poison 20%, chance to blind 10%, 3% extra accuracy and 5% extra damage per affliction on <text:span text:style-name="T19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T<text:span text:style-name="T20">HRUST</text:span> WEAPONS<text:line-break/><text:line-break/><text:span text:style-name="T12">Efficient Killer (Stiletto): Armor pen +3, Initiative +8, You deal 50% extra crit damage on the first turn of combat, decaying by 10% per turn</text:span></text:p>
      <text:p text:style-name="P10"><text:span text:style-name="T12"/></text:p>
      <text:p text:style-name="P10"><text:span text:style-name="T12"/></text:p>
      <text:p text:style-name="P21">Duelist Edge (Rapier) 9% chance to parry, +10 initiative on parry, Your next attack after parrying <text:span text:style-name="T18">or blocking</text:span> has +10% crit chance</text:p>
      <text:p text:style-name="P10"/>
      <text:p text:style-name="P10"/>
      <text:p text:style-name="P22">Adamantine Point (Estoc) +3 Strenght, Maximum damage +3, Crits roll damage twice and use the best result</text:p>
      <text:p text:style-name="P10"/>
      <text:p text:style-name="P10"/>
      <text:p text:style-name="P21">Crescent Moon (Sickle): 15% damage added as magic, +2 Lore, Your next spell after a critical hit deals 25% extra damage</text:p>
      <text:p text:style-name="P21"/>
      <text:p text:style-name="P21"><text:soft-page-break/></text:p>
      <text:p text:style-name="P21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2">(</text:span><text:span text:style-name="T17">Scythe</text:span><text:span text:style-name="T12">): Chance to </text:span><text:span text:style-name="T17">neutralize</text:span><text:span text:style-name="T12"> 15%, chance to </text:span><text:span text:style-name="T17">restrain</text:span><text:span text:style-name="T12"> 10%, Crits deal 10% extra damage per affliction on the target</text:span></text:p>
      <text:p text:style-name="P10"><text:span text:style-name="T12"/></text:p>
      <text:p text:style-name="P10"><text:span text:style-name="T12"/></text:p>
      <text:p text:style-name="P24">REACH WEAPONS</text:p>
      <text:p text:style-name="P10"><text:span text:style-name="T12"/></text:p>
      <text:p text:style-name="P16"><text:span text:style-name="T12">Daeva’s </text:span><text:span text:style-name="T15">Capriciousness</text:span><text:span text:style-name="T12"> (Katar): Crit chance +4%, chance to parry +7%, 10% to 25%</text:span><text:span text:style-name="T13"> </text:span><text:span text:style-name="T12">of damage added as a random type</text:span></text:p>
      <text:p text:style-name="P16"><text:span text:style-name="T12"/></text:p>
      <text:p text:style-name="P16"><text:span text:style-name="T12"/></text:p>
      <text:p text:style-name="P24">Marrowsap (Spear): Endurance recovered on kill 5%, satiety recovered on kill 5%, Deals 20% extra damage while at full satiety </text:p>
      <text:p text:style-name="P16"><text:span text:style-name="T12"/></text:p>
      <text:p text:style-name="P16"><text:span text:style-name="T12"/></text:p>
      <text:p text:style-name="P16"><text:span text:style-name="T12">Son of the Dragon (Pike): +35% chance to bleed for 25% of damage, +4% </text:span><text:span text:style-name="T15">crit chance</text:span><text:span text:style-name="T12">, Bleeding enemies cannot recover endurance</text:span></text:p>
      <text:p text:style-name="P16"><text:span text:style-name="T12"/></text:p>
      <text:p text:style-name="P16"><text:span text:style-name="T12"/></text:p>
      <text:p text:style-name="P24">Dervish (Claw): Accuracy +7%, armor pen +1, Basic attacks deal 40% less damage but strike twice</text:p>
      <text:p text:style-name="P16"><text:span text:style-name="T12"/></text:p>
      <text:p text:style-name="P16"><text:span text:style-name="T12"/></text:p>
      <text:p text:style-name="P24">Marid’s Gift (Trident): 30% chance to chill, 15% of damage added as cold, Enemy has 1 less armor per affliction on them</text:p>
      <text:p text:style-name="P16"><text:span text:style-name="T12"/></text:p>
      <text:p text:style-name="P16"><text:span text:style-name="T12"/></text:p>
      <text:p text:style-name="P25">Halberd of Corrosion (Voulge): +35% chance to poison, +7% accuracy, Whenever your poisons deal damage, reduce the enemy armor by 1</text:p>
      <text:p text:style-name="P45"><text:span text:style-name="T14"/></text:p>
      <text:p text:style-name="P16"><text:span text:style-name="T12"/></text:p>
      <text:p text:style-name="P16"><text:span text:style-name="T12"/></text:p>
      <text:p text:style-name="P25">BLUDGEON WEAPONS</text:p>
      <text:p text:style-name="P17"><text:span text:style-name="T12"/></text:p>
      <text:p text:style-name="P25">Snapcrush (Club): Max damage +3, crit damage +20%, Enemies cannot dodge, block or parry for 1 turn after you land a crit</text:p>
      <text:p text:style-name="P17"><text:span text:style-name="T12"/></text:p>
      <text:p text:style-name="P17"><text:span text:style-name="T12"/></text:p>
      <text:p text:style-name="P25">Tool of Creation (War Hammer): +1 arcane spell rating, 10% of damage added as magic, 100% increased magnitude of modifiers while this weapon has an active glyph</text:p>
      <text:p text:style-name="P17"><text:span text:style-name="T12"/></text:p>
      <text:p text:style-name="P17"><text:span text:style-name="T12"/></text:p>
      <text:p text:style-name="P25">Thurizas (Maul): 35% of damage added as lightning, +2 to strenght, 1% chance to stun per every 5 strenght you have</text:p>
      <text:p text:style-name="P17"><text:span text:style-name="T12"/></text:p>
      <text:p text:style-name="P17"><text:span text:style-name="T12"/></text:p>
      <text:p text:style-name="P25">Battering Ram (Spiked club): +8% accuracy, +3% crit chance, Consecutive hits remove 1 armor from enemy (up to 5)</text:p>
      <text:p text:style-name="P17"><text:span text:style-name="T12"/></text:p>
      <text:p text:style-name="P16"><text:soft-page-break/><text:span text:style-name="T12"/></text:p>
      <text:p text:style-name="P26">Magister’s Rod (Flanged mace): +1 arcane spell rating, cannot be silenced, Your armor pen is converted to spell rating at 50% of its value </text:p>
      <text:p text:style-name="P18"><text:span text:style-name="T12"/></text:p>
      <text:p text:style-name="P18"><text:span text:style-name="T12"/></text:p>
      <text:p text:style-name="P26">Sterling Dawn (Morningstar): 20% reduced damage taken while under 50% endurance, +33% healing received, Gain 3% of damage added as magic per every point of excess armor pen</text:p>
      <text:p text:style-name="P18"><text:span text:style-name="T12"/></text:p>
      <text:p text:style-name="P18"><text:span text:style-name="T12"/></text:p>
      <text:p text:style-name="P16"><text:span text:style-name="T12"/></text:p>
      <text:p text:style-name="P23">DEFENSE WEAPONS</text:p>
      <text:p text:style-name="P13"><text:span text:style-name="T12"/></text:p>
      <text:p text:style-name="P13"><text:span text:style-name="T12"/></text:p>
      <text:p text:style-name="P23">Master of Defense (Lathi): Max Endurance +15, Dodge +3%, Your crit chance is converted to parry and block chance</text:p>
      <text:p text:style-name="P13"><text:span text:style-name="T12"/></text:p>
      <text:p text:style-name="P13"><text:span text:style-name="T12"/></text:p>
      <text:p text:style-name="P23">Shimmerstaff (Quarterstaff): +1 Arcane Spell rating, Lore +2, You have +1 armor per every 4 spell rating</text:p>
      <text:p text:style-name="P13"><text:span text:style-name="T12"/></text:p>
      <text:p text:style-name="P13"><text:span text:style-name="T12"/></text:p>
      <text:p text:style-name="P23">Spikeshaft (Bo): +3 Maximum damage, +4 thorns, Your gain parry chance equal to your thorns. Your thorns only deal damage when you parry</text:p>
      <text:p text:style-name="P13"><text:span text:style-name="T12"/></text:p>
      <text:p text:style-name="P13"><text:span text:style-name="T12"/></text:p>
      <text:p text:style-name="P23">Nightstick (Tonfa): Chance to blind 15%, accuracy +5%, 10% chance to retaliate with a basic attack when struck</text:p>
      <text:p text:style-name="P13"><text:span text:style-name="T12"/></text:p>
      <text:p text:style-name="P13"><text:span text:style-name="T12"/></text:p>
      <text:p text:style-name="P23">Steel Mass (Steel-tipped staff): Armor +3, Initiative on parry +15, Whenever you are directly hit, you gain +5% parry chance (up to 25%)</text:p>
      <text:p text:style-name="P13"><text:span text:style-name="T12"/></text:p>
      <text:p text:style-name="P13"><text:span text:style-name="T12"/></text:p>
      <text:p text:style-name="P23">Eventide (Warstaff): 35% damage added as cold, 25% cold resistance, Restrain enemy when you parry</text:p>
      <text:p text:style-name="P27"/>
      <text:p text:style-name="P27">BOWS<text:line-break/></text:p>
      <text:p text:style-name="P27">Cuchaviva (Short bow): +15% damage added as magic, +10% affliction avoidance, 10% chance to convert a normal shot to a special arrow<text:line-break/></text:p>
      <text:p text:style-name="P27">Gandiva (Composite bow): +1 to Divine Spell rating, +2 to faith, The damage of this weapon scales off Faith instead of Strenght</text:p>
      <text:p text:style-name="P27"/>
      <text:p text:style-name="P27">Starfall (Longbow): +4% crit chance, Armor pen +2, When you land a killing blow, create 1-3 Seeking Arrows in your inventroy</text:p>
      <text:p text:style-name="P27"/>
      <text:p text:style-name="P27"><text:line-break/>CROSSBOWS<text:line-break/></text:p>
      <text:p text:style-name="P27">Zhuge: 20% chance to poison, <text:span text:style-name="T22">10% chance to blind, 33% chance of firing twice</text:span></text:p>
      <text:p text:style-name="P27"/>
      <text:p text:style-name="P27"><text:soft-page-break/>Hellsiege: +25% damage added as fire, +20% crit damage, Gains +1% added as fire and +1% crit damage when landing killing blows (<text:span text:style-name="T5">Upgrades as you kill enemies)</text:span></text:p>
      <text:p text:style-name="P27"/>
      <text:p text:style-name="P46">Wallarmbrust (Arbalest): +10% accuracy, +2 maximum damage, Cannot be blocked or parried</text:p>
      <text:p text:style-name="P27"><text:span text:style-name="T21"/></text:p>
      <text:p text:style-name="P28"><text:line-break/>FIREARMS<text:line-break/></text:p>
      <text:p text:style-name="P30">Desperado (Pistolet): +8% accuracy, +4% crit chance, If you attack during the first turn of combat, it doesn’t consume the ammunition</text:p>
      <text:p text:style-name="P28"/>
      <text:p text:style-name="P28"><text:span text:style-name="T22">Roaring Lion (Handgonne): +3 maximum damage, +25% crit damage, Destroying a limb deals 4% of the enemy’s max endurance as extra damage</text:span><text:line-break/><text:span text:style-name="T6">Your hand is gone!</text:span></text:p>
      <text:p text:style-name="P28"/>
      <text:p text:style-name="P30">Thundercrack (Arquebus): Armor pen +3, crit chance +4%, Your crit chance is converted to chance to stun<text:line-break/></text:p>
      <text:p text:style-name="P28">BUCKLERS<text:line-break/></text:p>
      <text:p text:style-name="P30">Brass Mirror: +33% healing received, +2 thorns, Blocking has a 40% chance of blinding the enemy</text:p>
      <text:p text:style-name="P28"/>
      <text:p text:style-name="P30">Confidence: Reduced extra damage from crits 33%, +2 dex, +10% chance to block while at full endurance, +5% chance to dodge while under 50% endurance</text:p>
      <text:p text:style-name="P30"/>
      <text:p text:style-name="P30">Chainbreaker: +5% chance to block, cannot be stunned, +5% chance to block per affliction on you</text:p>
      <text:p text:style-name="P28"><text:line-break/>SPIKED BUCKLERS<text:line-break/></text:p>
      <text:p text:style-name="P30">Jagged Ribcage: +4% chance to block, 6 thorns dealt on block, You heal for 25% of your thorns damage</text:p>
      <text:p text:style-name="P28"/>
      <text:p text:style-name="P31">Martyr’s Standard: Reduced extra damage from crits 33%, 10% reduced damage taken while under 50% life, Blocking doesn’t reduce damage, instead reflects as thorns</text:p>
      <text:p text:style-name="P29"/>
      <text:p text:style-name="P31">Implement of Cruelty: +15% chance to bleed for 25% of damage, <text:s/>2% endurance recovered on kill, +15% chance to block against bleeding enemies</text:p>
      <text:p text:style-name="P29"><text:line-break/>SHIELDS<text:line-break/></text:p>
      <text:p text:style-name="P31">Kinetic Absorber: Lightning resistance 50%, +1 to spell rating, Reduce the cooldowns of your spells when you block</text:p>
      <text:p text:style-name="P29"/>
      <text:p text:style-name="P31">Prismatic Barrier: +15 max endurance, 5 endurance recovered on block, Grants 30% resistance to the last elemental damage taken</text:p>
      <text:p text:style-name="P29"/>
      <text:p text:style-name="P31">The Portcullis: +2 armor, +20% affliction avoidance, You have 100% chance to block until your first block each combat</text:p>
      <text:p text:style-name="P29"><text:line-break/>TOWER SHIELDS</text:p>
      <text:p text:style-name="P29"/>
      <text:p text:style-name="P31"><text:soft-page-break/>The Citadel: Reduced extra damage from crits 50%, +10 max endurance, Your armor is converted to block chance at twice its value</text:p>
      <text:p text:style-name="P31"/>
      <text:p text:style-name="P31">Diamond Plate: +4% chance to block, +1 armor, Blocking has a 33% chance of disarming the enemy</text:p>
      <text:p text:style-name="P31"/>
      <text:p text:style-name="P31">Jotun’s Willpower: +2 Strenght, 25% fire resistance, Blocking has a 10% chance of casting Level 1 Cold Wave at the enemy</text:p>
      <text:p text:style-name="P31"/>
      <text:p text:style-name="P31"/>
      <text:p text:style-name="P31"/>
      <text:p text:style-name="P39">PARRYING DAGGERS<text:line-break/><text:line-break/>Hypervigilance: +8 Initiative on parry, +5 initiative, 1% extra chance to parry per every 3 initiative higher than your enemy</text:p>
      <text:p text:style-name="P39"/>
      <text:p text:style-name="P39"/>
      <text:p text:style-name="P39">Bare Fang: +10 max endurance, +1 armor, Copies the implicit property of your main hand weapon if its light<text:line-break/><text:line-break/></text:p>
      <text:p text:style-name="P39">Safe Gambit: +8% accuracy, +2% crit chance, You have 100% chance to parry the first attack of combat</text:p>
      <text:p text:style-name="P31"/>
      <text:p text:style-name="P39"/>
      <text:p text:style-name="P39">SWORDBREAKERS</text:p>
      <text:p text:style-name="P31"/>
      <text:p text:style-name="P40">Finger of Atrophy: +5% chance to parry, +1% max endurance recovered on kill, Parrying an attack neutralizes the enemy</text:p>
      <text:p text:style-name="P40"/>
      <text:p text:style-name="P40"/>
      <text:p text:style-name="P40">Essence Spike: 8% of damage added as magic, 2% max satiety recovered on kill, Everytime you parry an attack, gain +1 max damage for attacks until the end of combat (Up to 5)</text:p>
      <text:p text:style-name="P40"/>
      <text:p text:style-name="P40"/>
      <text:p text:style-name="P40">Duelling Master: +3% crit chance, +2% dodge, After landing a crit, you have 100% chance to parry for 1 turn</text:p>
      <text:p text:style-name="P31"/>
      <text:p text:style-name="P31"/>
      <text:p text:style-name="P40">CENSERS<text:line-break/><text:line-break/>Physicans’s Priority: +20% healing received, +15% affliction avoidance, Casting a Healing spell also restores 5% of your missing health</text:p>
      <text:p text:style-name="P40"/>
      <text:p text:style-name="P40"/>
      <text:p text:style-name="P40">Cleanser of the Unholy: +1 to spell rating, +10% of damage added as fire, 30% of healing received is dealt as damage to enemy undead</text:p>
      <text:p text:style-name="P40"/>
      <text:p text:style-name="P41">Pledge of Blood: +1 to infernal spell rating, 33% reduced extra damage from crits, While at full endurance, spells consume 10% of your maximum endurance to gain +4 spell rating</text:p>
      <text:p text:style-name="P31"/>
      <text:p text:style-name="P31"/>
      <text:p text:style-name="P42"><text:soft-page-break/>FOCI<text:line-break/><text:line-break/>Hourglass of Reshaping: 8% of damage added as magic, 10% affliction avoidance, Spells deal 5% extra damage per spell on cooldown</text:p>
      <text:p text:style-name="P31"/>
      <text:p text:style-name="P42">Ancient Puzzle Box: +1 spell rating, cannot be silenced, The last <text:span text:style-name="T27">charge</text:span> of your spells has +2 spell rating and deals 10% extra damage</text:p>
      <text:p text:style-name="P31"/>
      <text:p text:style-name="P42">Great Icosahedron: +2 arcane spell rating, <text:span text:style-name="T27">33% reduced extra damage from crits, You can now cast 6th level Arcane spells</text:span></text:p>
      <text:p text:style-name="P31"/>
      <text:p text:style-name="P43">The Gilded Icon: +2 divine spell rating, +20% healing received, &lt;Random divine spell&gt; has 1 additional charge and no cooldown</text:p>
      <text:p text:style-name="P43"/>
      <text:p text:style-name="P43">Calamity Conflux: +2 nature spell rating, 25% lightning resistance, Your Nature spells deal 5% extra damage from elements other than their own<text:line-break/><text:line-break/>Chained Heart: +2 infernal spell rating, 25% fire resistance, Casting a infernal spell consumes 5% of your <text:span text:style-name="T30">current</text:span> endurance to deal 15% extra damage. Recover this endurance at the end of combat.</text:p>
      <text:p text:style-name="P43"/>
      <text:p text:style-name="P43">Forbidden Tome of Al’Hazred: +2 eldritch spell rating, 25% cold resistance, casting a eldritch spell inflicts both you and the enemy with a random affliction</text:p>
      <text:p text:style-name="P32"/>
      <text:p text:style-name="P32"/>
      <text:p text:style-name="P32">JEWELL<text:span text:style-name="T27">E</text:span>RY<text:line-break/></text:p>
      <text:p text:style-name="P32">AMULETS:<text:line-break/></text:p>
      <text:p text:style-name="P33">Gold: Gain <text:span text:style-name="T32">3</text:span>% fire resistance per point of armor</text:p>
      <text:p text:style-name="P33">Silver: Gain cold resistance equal to <text:span text:style-name="T32">five times</text:span> your dodge</text:p>
      <text:p text:style-name="P34">Platinum: Gain lightning resistance equal to double your <text:span text:style-name="T31">affliction</text:span> avoidance</text:p>
      <text:p text:style-name="P33">Steel: At the end of combat, always heal to 25% max endurance</text:p>
      <text:p text:style-name="P33">Orichalcum: Blocking recovers 3% of your max endurance<text:line-break/>Electrum: Limbs decay significantly slower<text:line-break/>Hepatizon: Your thorns deal 25% extra damage<text:line-break/>Iridium: Your resistances are at least 25%<text:line-break/>Meteorite: <text:span text:style-name="T32">7</text:span>% to parry, <text:span text:style-name="T32">4</text:span>% to block, <text:span text:style-name="T32">2</text:span>% to dodge<text:line-break/><text:span text:style-name="T23">Paladium: -</text:span><text:span text:style-name="T32">3</text:span><text:span text:style-name="T23"> to armor, armor applies to elemental damage<text:line-break/>Pig Iron: Comes with a random &lt;Defensive Perk&gt;. After being worn a while, it is destroyed granting that perk</text:span></text:p>
      <text:p text:style-name="P33"/>
      <text:p text:style-name="P33"/>
      <text:p text:style-name="P33"/>
      <text:p text:style-name="P35">RINGS</text:p>
      <text:p text:style-name="P35"/>
      <text:p text:style-name="P38">Ruby: Gain <text:span text:style-name="T32">5</text:span>% extra damage as fire per affliction on the enemy<text:line-break/>Sapphire: Your critical hits deal 15% extra damage as cold<text:line-break/>Topaz: Your next attack after casting a spell deals 1<text:span text:style-name="T32">2</text:span>% extra damage as lightning<text:line-break/><text:span text:style-name="T32">Diamond</text:span>: <text:span text:style-name="T32">7</text:span>% extra damage added as magic<text:line-break/>Ammolite: Whenver your burns trigger, they deal an additional <text:span text:style-name="T32">5</text:span>% of the enemies <text:span text:style-name="T32">current</text:span> endurance<text:line-break/>Aquamarine: Chilled enemies cannot recover endurance<text:line-break/><text:soft-page-break/>Azurite: Whenever your overcharges trigger, they have a <text:span text:style-name="T32">66</text:span>% chance of sealing the ability<text:line-break/>Jade: Your poisons deal 4<text:span text:style-name="T32">0</text:span>% extra damage <text:span text:style-name="T32">on the turn they expire</text:span><text:line-break/>Amethyst: Cursed enemies deal <text:span text:style-name="T32">25</text:span>% reduced crit damage<text:line-break/>Soapstone: Restrained enemies take <text:span text:style-name="T32">10</text:span>% extra damage<text:line-break/>Bloodstone: Your bleeds deal extra damage equal to 50% of your crit damage<text:line-break/>Moldavite: Your blinds have double effectiveness<text:line-break/>Emerald: You penetrate 3 armor against neutralized enemies<text:line-break/>Amber: You deal <text:span text:style-name="T32">7</text:span>% extra damage while at full endurance<text:line-break/><text:span text:style-name="T26">Pearl: Your first spell in combat has +3 spell rating<text:line-break/>Nacre: </text:span><text:span text:style-name="T32">20</text:span><text:span text:style-name="T26">% chance of spells not going into cooldown<text:line-break/>Onyx: Recover 2% of endurance whenever you land a crit<text:line-break/>Jet: You deal 20% extra damage, Maximum endurance reduced by 20</text:span><text:line-break/><text:span text:style-name="T32">Quartz</text:span><text:span text:style-name="T25">: </text:span><text:span text:style-name="T23">Comes with a random &lt;</text:span><text:span text:style-name="T25">Offensive</text:span><text:span text:style-name="T23"> Perk&gt;. After being worn a while, it is destroyed granting that perk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8-31T08:23:56.860000000</dc:date>
    <meta:editing-duration>PT3H34M17S</meta:editing-duration>
    <meta:editing-cycles>16</meta:editing-cycles>
    <meta:generator>LibreOffice/24.2.2.2$Windows_X86_64 LibreOffice_project/d56cc158d8a96260b836f100ef4b4ef25d6f1a01</meta:generator>
    <meta:document-statistic meta:table-count="0" meta:image-count="0" meta:object-count="0" meta:page-count="10" meta:paragraph-count="136" meta:word-count="2711" meta:character-count="16450" meta:non-whitespace-character-count="13845"/>
  </office:meta>
</office:document-meta>
</file>